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14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14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4in"/>
      </text:list-level-style-number>
      <text:list-level-style-number text:level="3" style:num-format="">
        <style:list-level-properties text:space-before="0.34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38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1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59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9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1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9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4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2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4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2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5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7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2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8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5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0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8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6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6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4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9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7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4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9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2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4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2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0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65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0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8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8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4in"/>
      </text:list-level-style-number>
      <text:list-level-style-number text:level="3" style:num-format="">
        <style:list-level-properties text:space-before="0.34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56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1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8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6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1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9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4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7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4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1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2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9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4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0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5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38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5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0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78" presentation:style-name="a361" draw:name="Title 1" svg:x="0.5in" svg:y="5.42447in" svg:width="8.5in" svg:height="1.6in" presentation:class="title" presentation:placeholder="false">
          <draw:text-box>
            <text:p text:style-name="a360" text:class-names="" text:cond-style-name=""><text:span text:style-name="a359" text:class-names="">Wehkamp photo store demo</text:span></text:p>
          </draw:text-box>
          <svg:title/>
          <svg:desc/>
        </draw:frame>
        <draw:frame draw:id="id79" presentation:style-name="a364" draw:name="Subtitle 2" svg:x="9.41667in" svg:y="5.42447in" svg:width="3.5in" svg:height="1.6in" presentation:class="subtitle" presentation:placeholder="false">
          <draw:text-box>
            <text:p text:style-name="a363" text:class-names="" text:cond-style-name=""><text:span text:style-name="a362" text:class-names="">By Kees C. Bakker</text:span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80" presentation:style-name="a368" draw:name="Title 1" svg:x="1.12in" svg:y="0.64in" svg:width="10.63in" svg:height="1.64in" presentation:class="title" presentation:placeholder="false">
          <draw:text-box>
            <text:p text:style-name="a367" text:class-names="" text:cond-style-name=""><text:span text:style-name="a366" text:class-names="">Agenda</text:span></text:p>
          </draw:text-box>
          <svg:title/>
          <svg:desc/>
        </draw:frame>
        <draw:frame draw:id="id87" presentation:style-name="a387" draw:name="Content Placeholder 2" svg:x="1.12in" svg:y="2.5in" svg:width="10.63in" svg:height="4.4in" presentation:class="outline" presentation:placeholder="false">
          <draw:text-box>
            <text:list text:style-name="a371">
              <text:list-item>
                <text:p text:style-name="a370" text:class-names="" text:cond-style-name="" text:id="id81"><text:span text:style-name="a369" text:class-names="">Requirements</text:span></text:p>
              </text:list-item>
            </text:list>
            <text:list text:style-name="a374">
              <text:list-item>
                <text:p text:style-name="a373" text:class-names="" text:cond-style-name="" text:id="id82"><text:span text:style-name="a372" text:class-names="">Demo</text:span></text:p>
              </text:list-item>
            </text:list>
            <text:list text:style-name="a377">
              <text:list-item>
                <text:p text:style-name="a376" text:class-names="" text:cond-style-name="" text:id="id83"><text:span text:style-name="a375" text:class-names="">Opbouw</text:span></text:p>
              </text:list-item>
            </text:list>
            <text:list text:style-name="a380">
              <text:list-item>
                <text:p text:style-name="a379" text:class-names="" text:cond-style-name="" text:id="id84"><text:span text:style-name="a378" text:class-names="">Take aways</text:span></text:p>
              </text:list-item>
            </text:list>
            <text:list text:style-name="a383">
              <text:list-item>
                <text:p text:style-name="a382" text:class-names="" text:cond-style-name="" text:id="id85"><text:span text:style-name="a381" text:class-names="">Vragen</text:span></text:p>
              </text:list-item>
            </text:list>
            <text:list text:style-name="a386">
              <text:list-item>
                <text:p text:style-name="a385" text:class-names="" text:cond-style-name="" text:id="id86"><text:span text:style-name="a38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  <anim:transitionFilter smil:targetElement="id82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  <anim:transitionFilter smil:targetElement="id84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fade" smil:subtype="crossfade" smil:dur="0.5s"/>
                </anim:par>
              </anim:par>
            </anim:par>
          </anim:seq>
        </anim:par>
      </draw:page>
      <draw:page draw:name="Slide7" draw:style-name="a388" draw:master-page-name="Master1-Layout2-obj-Title-and-Content" presentation:presentation-page-layout-name="Master1-PPL2" draw:id="Slide-262">
        <draw:frame draw:id="id88" presentation:style-name="a391" draw:name="Title 1" svg:x="1.12in" svg:y="0.64in" svg:width="10.63in" svg:height="1.64in" presentation:class="title" presentation:placeholder="false">
          <draw:text-box>
            <text:p text:style-name="a390" text:class-names="" text:cond-style-name=""><text:span text:style-name="a389" text:class-names="">REquirements</text:span></text:p>
          </draw:text-box>
          <svg:title/>
          <svg:desc/>
        </draw:frame>
        <draw:frame draw:id="id100" presentation:style-name="a425" draw:name="Content Placeholder 2" svg:x="1.12in" svg:y="2.5in" svg:width="10.63in" svg:height="4.4in" presentation:class="outline" presentation:placeholder="false">
          <draw:text-box>
            <text:list text:style-name="a394">
              <text:list-item>
                <text:p text:style-name="a393" text:class-names="" text:cond-style-name="" text:id="id89"><text:span text:style-name="a392" text:class-names="">PART 1: A REST shopping basket API</text:span></text:p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 text:id="id90"><text:span text:style-name="a395" text:class-names="">Contents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 text:id="id91"><text:span text:style-name="a398" text:class-names="">Add product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 text:id="id92"><text:span text:style-name="a401" text:class-names="">Remove product</text:span></text:p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 text:id="id93"><text:span text:style-name="a404" text:class-names="">Unit tests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 text:id="id94"><text:span text:style-name="a407" text:class-names=""/></text:p>
                  </text:list-item>
                </text:list>
              </text:list-item>
            </text:list>
            <text:list text:style-name="a412">
              <text:list-item>
                <text:p text:style-name="a411" text:class-names="" text:cond-style-name="" text:id="id95"><text:span text:style-name="a410" text:class-names="">PART 2: An MVC application that consumes the API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 text:id="id96"><text:span text:style-name="a413" text:class-names="">View content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 text:id="id97"><text:span text:style-name="a416" text:class-names="">Add product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 text:id="id98"><text:span text:style-name="a419" text:class-names="">Remove<text:s text:c="1"/></text:span></text:p>
                  </text:list-item>
                </text:list>
              </text:list-item>
            </text:list>
            <text:list text:style-name="a424">
              <text:list-item>
                <text:p text:style-name="a423" text:class-names="" text:cond-style-name="" text:id="id99"><text:span text:style-name="a42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  <anim:transitionFilter smil:targetElement="id90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  <anim:transitionFilter smil:targetElement="id92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  <anim:transitionFilter smil:targetElement="id96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0.5s"/>
                </anim:par>
              </anim:par>
            </anim:par>
          </anim:seq>
        </anim:par>
      </draw:page>
      <draw:page draw:name="Slide3" draw:style-name="a426" draw:master-page-name="Master1-Layout2-obj-Title-and-Content" presentation:presentation-page-layout-name="Master1-PPL2" draw:id="Slide-258">
        <draw:frame draw:id="id101" presentation:style-name="a429" draw:name="Title 1" svg:x="1.12in" svg:y="0.64in" svg:width="10.63in" svg:height="1.64in" presentation:class="title" presentation:placeholder="false">
          <draw:text-box>
            <text:p text:style-name="a428" text:class-names="" text:cond-style-name=""><text:span text:style-name="a427" text:class-names="">Demo</text:span></text:p>
          </draw:text-box>
          <svg:title/>
          <svg:desc/>
        </draw:frame>
        <draw:custom-shape svg:x="1.12in" svg:y="3.67305in" svg:width="3.24878in" svg:height="0.40391in" draw:id="id102" draw:style-name="a433" draw:name="Rectangle 4">
          <svg:title/>
          <svg:desc/>
          <text:p text:style-name="a432" text:class-names="" text:cond-style-name=""><text:span text:style-name="a430" text:class-names=""><text:a xlink:href="http://localhost:7827/" text:style-name="" text:visited-style-name="">http://localhost:7827/</text:a>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34" draw:master-page-name="Master1-Layout2-obj-Title-and-Content" presentation:presentation-page-layout-name="Master1-PPL2" draw:id="Slide-259">
        <draw:frame draw:id="id103" presentation:style-name="a437" draw:name="Title 1" svg:x="1.12in" svg:y="0.64in" svg:width="10.63in" svg:height="1.64in" presentation:class="title" presentation:placeholder="false">
          <draw:text-box>
            <text:p text:style-name="a436" text:class-names="" text:cond-style-name=""><text:span text:style-name="a435" text:class-names="">Opbouw - achtergrond</text:span></text:p>
          </draw:text-box>
          <svg:title/>
          <svg:desc/>
        </draw:frame>
        <draw:frame draw:id="id115" presentation:style-name="a471" draw:name="Content Placeholder 2" svg:x="1.12in" svg:y="2.5in" svg:width="10.63in" svg:height="4.4in" presentation:class="outline" presentation:placeholder="false">
          <draw:text-box>
            <text:list text:style-name="a440">
              <text:list-item>
                <text:p text:style-name="a439" text:class-names="" text:cond-style-name="" text:id="id104"><text:span text:style-name="a438" text:class-names="">Tooling</text:span></text:p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 text:id="id105"><text:span text:style-name="a441" text:class-names="">Visual Studio 2017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 text:id="id106"><text:span text:style-name="a444" text:class-names="">C# / .Net Core 1.1 (MVC)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 text:id="id107"><text:span text:style-name="a447" text:class-names="">GitHub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 text:id="id108"><text:span text:style-name="a450" text:class-names="">Unsplash.com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 text:id="id109"><text:span text:style-name="a453" text:class-names=""/></text:p>
                  </text:list-item>
                </text:list>
              </text:list-item>
            </text:list>
            <text:list text:style-name="a458">
              <text:list-item>
                <text:p text:style-name="a457" text:class-names="" text:cond-style-name="" text:id="id110"><text:span text:style-name="a456" text:class-names="">Principles</text:span></text:p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 text:id="id111"><text:span text:style-name="a459" text:class-names="">Separation of Concern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 text:id="id112"><text:span text:style-name="a462" text:class-names="">Dependecy Injection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 text:id="id113"><text:span text:style-name="a465" text:class-names="">TDD “light”</text:span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 text:id="id114"><text:span text:style-name="a468" text:class-names="">Onion Architecture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  <anim:transitionFilter smil:targetElement="id104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  <anim:transitionFilter smil:targetElement="id105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  <anim:transitionFilter smil:targetElement="id106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  <anim:transitionFilter smil:targetElement="id107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  <anim:transitionFilter smil:targetElement="id10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  <anim:transitionFilter smil:targetElement="id110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  <anim:transitionFilter smil:targetElement="id11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  <anim:transitionFilter smil:targetElement="id114" smil:type="fade" smil:subtype="crossfade" smil:dur="0.5s"/>
                </anim:par>
              </anim:par>
            </anim:par>
          </anim:seq>
        </anim:par>
      </draw:page>
      <draw:page draw:name="Slide5" draw:style-name="a472" draw:master-page-name="Master1-Layout2-obj-Title-and-Content" presentation:presentation-page-layout-name="Master1-PPL2" draw:id="Slide-260">
        <draw:frame draw:id="id116" presentation:style-name="a475" draw:name="Title 1" svg:x="1.12in" svg:y="0.64in" svg:width="10.63in" svg:height="1.64in" presentation:class="title" presentation:placeholder="false">
          <draw:text-box>
            <text:p text:style-name="a474" text:class-names="" text:cond-style-name=""><text:span text:style-name="a473" text:class-names="">Opbouw - achtergrond</text:span></text:p>
          </draw:text-box>
          <svg:title/>
          <svg:desc/>
        </draw:frame>
        <draw:frame draw:id="id127" presentation:style-name="a532" draw:name="Content Placeholder 2" svg:x="1.12in" svg:y="2.5in" svg:width="10.63in" svg:height="4.4in" presentation:class="outline" presentation:placeholder="false">
          <draw:text-box>
            <text:list text:style-name="a479">
              <text:list-item>
                <text:p text:style-name="a478" text:class-names="" text:cond-style-name="" text:id="id117"><text:span text:style-name="a476" text:class-names="">Elements</text:span><text:span text:style-name="a477" text:class-names=""/></text:p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 text:id="id118"><text:span text:style-name="a480" text:class-names="">Domain logic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 text:id="id119"><text:span text:style-name="a483" text:class-names="">API<text:s text:c="1"/></text:span><text:span text:style-name="a484" text:class-names="">application</text:span><text:span text:style-name="a485" text:class-names=""/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 text:id="id120"><text:span text:style-name="a488" text:class-names="">API<text:s text:c="1"/></text:span><text:span text:style-name="a489" text:class-names="">client</text:span><text:span text:style-name="a490" text:class-names=""/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 text:id="id121"><text:span text:style-name="a493" text:class-names="">Frontend</text:span><text:span text:style-name="a494" text:class-names=""><text:s text:c="1"/>web<text:s text:c="1"/></text:span><text:span text:style-name="a495" text:class-names="">application</text:span><text:span text:style-name="a496" text:class-names=""/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 text:id="id122"><text:span text:style-name="a499" text:class-names="">(Unit Tests)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 text:id="id123"><text:span text:style-name="a502" text:class-names=""/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 text:id="id124"><text:span text:style-name="a505" text:class-names="">Flow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 text:id="id125"><text:span text:style-name="a508" text:class-names="">Web App<text:s text:c="1"/></text:span><text:span text:style-name="a509" text:class-names="">&gt;</text:span><text:span text:style-name="a510" text:class-names=""><text:s text:c="1"/></text:span><text:span text:style-name="a511" text:class-names="">Api</text:span><text:span text:style-name="a512" text:class-names=""><text:s text:c="1"/>Client<text:s text:c="1"/></text:span><text:span text:style-name="a513" text:class-names="">&gt;<text:s text:c="1"/></text:span><text:span text:style-name="a514" text:class-names="">API<text:s text:c="1"/></text:span><text:span text:style-name="a515" text:class-names="">&gt;</text:span><text:span text:style-name="a516" text:class-names=""><text:s text:c="1"/></text:span><text:span text:style-name="a517" text:class-names="">Service<text:s text:c="1"/></text:span><text:span text:style-name="a518" text:class-names="">&gt; Domain<text:s text:c="1"/></text:span><text:span text:style-name="a519" text:class-names="">logic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 text:id="id126"><text:span text:style-name="a522" text:class-names="">Dependency</text:span><text:span text:style-name="a523" text:class-names=""><text:s text:c="1"/></text:span><text:span text:style-name="a524" text:class-names="">injection</text:span><text:span text:style-name="a525" text:class-names=""><text:s text:c="1"/></text:span><text:span text:style-name="a526" text:class-names="">for</text:span><text:span text:style-name="a527" text:class-names=""><text:s text:c="1"/></text:span><text:span text:style-name="a528" text:class-names="">the</text:span><text:span text:style-name="a529" text:class-names=""><text:s text:c="1"/>win!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117" smil:attributeName="visibility" smil:to="visible" smil:begin="0.0s" smil:dur="0.00100000004749745s" smil:fill="hold"/>
                  <anim:transitionFilter smil:targetElement="id117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  <anim:transitionFilter smil:targetElement="id118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19" smil:attributeName="visibility" smil:to="visible" smil:begin="0.0s" smil:dur="0.00100000004749745s" smil:fill="hold"/>
                  <anim:transitionFilter smil:targetElement="id119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smil:begin="0.0s" smil:fill="hold">
                  <anim:set smil:targetElement="id120" smil:attributeName="visibility" smil:to="visible" smil:begin="0.0s" smil:dur="0.00100000004749745s" smil:fill="hold"/>
                  <anim:transitionFilter smil:targetElement="id120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121" smil:attributeName="visibility" smil:to="visible" smil:begin="0.0s" smil:dur="0.00100000004749745s" smil:fill="hold"/>
                  <anim:transitionFilter smil:targetElement="id121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  <anim:transitionFilter smil:targetElement="id12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4" smil:attributeName="visibility" smil:to="visible" smil:begin="0.0s" smil:dur="0.00100000004749745s" smil:fill="hold"/>
                  <anim:transitionFilter smil:targetElement="id124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25" smil:attributeName="visibility" smil:to="visible" smil:begin="0.0s" smil:dur="0.00100000004749745s" smil:fill="hold"/>
                  <anim:transitionFilter smil:targetElement="id125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26" smil:attributeName="visibility" smil:to="visible" smil:begin="0.0s" smil:dur="0.00100000004749745s" smil:fill="hold"/>
                  <anim:transitionFilter smil:targetElement="id126" smil:type="fade" smil:subtype="crossfade" smil:dur="0.5s"/>
                </anim:par>
              </anim:par>
            </anim:par>
          </anim:seq>
        </anim:par>
      </draw:page>
      <draw:page draw:name="Slide8" draw:style-name="a533" draw:master-page-name="Master1-Layout2-obj-Title-and-Content" presentation:presentation-page-layout-name="Master1-PPL2" draw:id="Slide-263">
        <draw:frame draw:id="id128" presentation:style-name="a536" draw:name="Title 1" svg:x="1.12in" svg:y="0.64in" svg:width="10.63in" svg:height="1.64in" presentation:class="title" presentation:placeholder="false">
          <draw:text-box>
            <text:p text:style-name="a535" text:class-names="" text:cond-style-name=""><text:span text:style-name="a534" text:class-names="">Opbouw - Domain</text:span></text:p>
          </draw:text-box>
          <svg:title/>
          <svg:desc/>
        </draw:frame>
        <draw:frame draw:id="id139" presentation:style-name="a568" draw:name="Content Placeholder 2" svg:x="1.12in" svg:y="2.5in" svg:width="10.63in" svg:height="4.4in" presentation:class="outline" presentation:placeholder="false">
          <draw:text-box>
            <text:list text:style-name="a539">
              <text:list-item>
                <text:p text:style-name="a538" text:class-names="" text:cond-style-name="" text:id="id129"><text:span text:style-name="a537" text:class-names="">Separation of Concern</text:span></text:p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 text:id="id130"><text:span text:style-name="a540" text:class-names="">Core: interfaces as contracts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 text:id="id131"><text:span text:style-name="a543" text:class-names="">Core: interface for services (IProductService, IBasketService)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 text:id="id132"><text:span text:style-name="a546" text:class-names="">Implementation in seperate DLL’s</text:span><text:span text:style-name="a547" text:class-names=""/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 text:id="id133"><text:span text:style-name="a550" text:class-names="">Service usage through DI</text:span></text:p>
                  </text:list-item>
                </text:list>
              </text:list-item>
            </text:list>
            <text:list text:style-name="a555">
              <text:list-item>
                <text:p text:style-name="a554" text:class-names="" text:cond-style-name="" text:id="id134"><text:span text:style-name="a553" text:class-names="">Shopping.dll</text:span></text:p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 text:id="id135"><text:span text:style-name="a556" text:class-names="">Basket, BasketItem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 text:id="id136"><text:span text:style-name="a559" text:class-names="">BasketService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 text:id="id137"><text:span text:style-name="a562" text:class-names="">DI for IBasketRepository</text:span></text:p>
                  </text:list-item>
                </text:list>
              </text:list-item>
            </text:list>
            <text:list text:style-name="a567">
              <text:list-item>
                <text:p text:style-name="a566" text:class-names="" text:cond-style-name="" text:id="id138"><text:span text:style-name="a565" text:class-names="">UnsplashCatalog.dll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  <anim:transitionFilter smil:targetElement="id132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  <anim:transitionFilter smil:targetElement="id134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  <anim:transitionFilter smil:targetElement="id135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  <anim:transitionFilter smil:targetElement="id1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7" smil:attributeName="visibility" smil:to="visible" smil:begin="0.0s" smil:dur="0.00100000004749745s" smil:fill="hold"/>
                  <anim:transitionFilter smil:targetElement="id13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fade" smil:subtype="crossfade" smil:dur="0.5s"/>
                </anim:par>
              </anim:par>
            </anim:par>
          </anim:seq>
        </anim:par>
      </draw:page>
      <draw:page draw:name="Slide9" draw:style-name="a569" draw:master-page-name="Master1-Layout2-obj-Title-and-Content" presentation:presentation-page-layout-name="Master1-PPL2" draw:id="Slide-264">
        <draw:frame draw:id="id140" presentation:style-name="a572" draw:name="Title 1" svg:x="1.12in" svg:y="0.64in" svg:width="10.63in" svg:height="1.64in" presentation:class="title" presentation:placeholder="false">
          <draw:text-box>
            <text:p text:style-name="a571" text:class-names="" text:cond-style-name=""><text:span text:style-name="a570" text:class-names="">Opbouw - API</text:span></text:p>
          </draw:text-box>
          <svg:title/>
          <svg:desc/>
        </draw:frame>
        <draw:frame draw:id="id149" presentation:style-name="a597" draw:name="Content Placeholder 2" svg:x="1.12in" svg:y="2.5in" svg:width="10.63in" svg:height="4.4in" presentation:class="outline" presentation:placeholder="false">
          <draw:text-box>
            <text:list text:style-name="a575">
              <text:list-item>
                <text:p text:style-name="a574" text:class-names="" text:cond-style-name="" text:id="id141"><text:span text:style-name="a573" text:class-names="">Store API application</text:span></text:p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 text:id="id142"><text:span text:style-name="a576" text:class-names="">MVC application – focus on M and C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 text:id="id143"><text:span text:style-name="a579" text:class-names="">Route attributes (GET, PUT, DELETE, POST)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 text:id="id144"><text:span text:style-name="a582" text:class-names="">Use IActionResult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 text:id="id145"><text:span text:style-name="a585" text:class-names="">Error state through 404, 402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 text:id="id146"><text:span text:style-name="a588" text:class-names="">Lean controllers!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 text:id="id147"><text:span text:style-name="a591" text:class-names="">Uses Dependency Injection for services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 text:id="id148"><text:span text:style-name="a594" text:class-names="">Basket Id in a HTTP Cookie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43" smil:attributeName="visibility" smil:to="visible" smil:begin="0.0s" smil:dur="0.00100000004749745s" smil:fill="hold"/>
                  <anim:transitionFilter smil:targetElement="id143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fill="hold">
                  <anim:set smil:targetElement="id146" smil:attributeName="visibility" smil:to="visible" smil:begin="0.0s" smil:dur="0.00100000004749745s" smil:fill="hold"/>
                  <anim:transitionFilter smil:targetElement="id146" smil:type="fade" smil:subtype="crossfade" smil:dur="0.5s"/>
                </anim:par>
              </anim:par>
              <anim:par smil:begin="3.0s" smil:fill="hold">
                <anim:par presentation:node-type="after-previous" presentation:preset-id="10" presentation:preset-sub-type="0" presentation:preset-class="entrance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fade" smil:subtype="crossfade" smil:dur="0.5s"/>
                </anim:par>
              </anim:par>
              <anim:par smil:begin="3.5s" smil:fill="hold">
                <anim:par presentation:node-type="after-previous" presentation:preset-id="10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fade" smil:subtype="crossfade" smil:dur="0.5s"/>
                </anim:par>
              </anim:par>
            </anim:par>
          </anim:seq>
        </anim:par>
      </draw:page>
      <draw:page draw:name="Slide10" draw:style-name="a598" draw:master-page-name="Master1-Layout2-obj-Title-and-Content" presentation:presentation-page-layout-name="Master1-PPL2" draw:id="Slide-265">
        <draw:frame draw:id="id150" presentation:style-name="a601" draw:name="Title 1" svg:x="1.12in" svg:y="0.64in" svg:width="10.63in" svg:height="1.64in" presentation:class="title" presentation:placeholder="false">
          <draw:text-box>
            <text:p text:style-name="a600" text:class-names="" text:cond-style-name=""><text:span text:style-name="a599" text:class-names="">Opbouw – web application</text:span></text:p>
          </draw:text-box>
          <svg:title/>
          <svg:desc/>
        </draw:frame>
        <draw:frame draw:id="id161" presentation:style-name="a632" draw:name="Content Placeholder 2" svg:x="1.12in" svg:y="2.5087in" svg:width="10.63in" svg:height="4.4in" presentation:class="outline" presentation:placeholder="false">
          <draw:text-box>
            <text:list text:style-name="a604">
              <text:list-item>
                <text:p text:style-name="a603" text:class-names="" text:cond-style-name="" text:id="id151"><text:span text:style-name="a602" text:class-names="">API Client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 text:id="id152"><text:span text:style-name="a605" text:class-names="">Handles API / REST logic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 text:id="id153"><text:span text:style-name="a608" text:class-names="">Provides ASYNC methods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 text:id="id154"><text:span text:style-name="a611" text:class-names=""/></text:p>
                  </text:list-item>
                </text:list>
              </text:list-item>
            </text:list>
            <text:list text:style-name="a616">
              <text:list-item>
                <text:p text:style-name="a615" text:class-names="" text:cond-style-name="" text:id="id155"><text:span text:style-name="a614" text:class-names="">Store API application</text:span></text:p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 text:id="id156"><text:span text:style-name="a617" text:class-names="">“Traditional” MVC application using Twitter Bootstrap 3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 text:id="id157"><text:span text:style-name="a620" text:class-names="">Lean controllers!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 text:id="id158"><text:span text:style-name="a623" text:class-names="">Uses the API Client through DI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 text:id="id159"><text:span text:style-name="a626" text:class-names="">Reuse of shared partial views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 text:id="id160"><text:span text:style-name="a629" text:class-names="">Handles specifc scenerarios through named views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151" smil:attributeName="visibility" smil:to="visible" smil:begin="0.0s" smil:dur="0.00100000004749745s" smil:fill="hold"/>
                  <anim:transitionFilter smil:targetElement="id151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00000004749745s" smil:fill="hold"/>
                  <anim:transitionFilter smil:targetElement="id152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fade" smil:subtype="crossfade" smil:dur="0.5s"/>
                </anim:par>
              </anim:par>
            </anim:par>
          </anim:seq>
        </anim:par>
      </draw:page>
      <draw:page draw:name="Slide11" draw:style-name="a633" draw:master-page-name="Master1-Layout2-obj-Title-and-Content" presentation:presentation-page-layout-name="Master1-PPL2" draw:id="Slide-266">
        <draw:frame draw:id="id162" presentation:style-name="a636" draw:name="Title 1" svg:x="1.12in" svg:y="0.64in" svg:width="10.63in" svg:height="1.64in" presentation:class="title" presentation:placeholder="false">
          <draw:text-box>
            <text:p text:style-name="a635" text:class-names="" text:cond-style-name=""><text:span text:style-name="a634" text:class-names="">Take AWAYS</text:span></text:p>
          </draw:text-box>
          <svg:title/>
          <svg:desc/>
        </draw:frame>
        <draw:frame draw:id="id168" presentation:style-name="a652" draw:name="Content Placeholder 2" svg:x="1.12in" svg:y="2.5087in" svg:width="10.63in" svg:height="4.4in" presentation:class="outline" presentation:placeholder="false">
          <draw:text-box>
            <text:list text:style-name="a639">
              <text:list-item>
                <text:p text:style-name="a638" text:class-names="" text:cond-style-name="" text:id="id163"><text:span text:style-name="a637" text:class-names="">Lessons learned</text:span></text:p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 text:id="id164"><text:span text:style-name="a640" text:class-names="">.Net Core 1.1 Rocks!!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 text:id="id165"><text:span text:style-name="a643" text:class-names="">Git+Windows don’t like long file paths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 text:id="id166"><text:span text:style-name="a646" text:class-names="">Know your rate limits! (Unsplash)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 text:id="id167"><text:span text:style-name="a649" text:class-names="">Commit your configs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4" smil:attributeName="visibility" smil:to="visible" smil:begin="0.0s" smil:dur="0.00100000004749745s" smil:fill="hold"/>
                  <anim:transitionFilter smil:targetElement="id16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6" smil:attributeName="visibility" smil:to="visible" smil:begin="0.0s" smil:dur="0.00100000004749745s" smil:fill="hold"/>
                  <anim:transitionFilter smil:targetElement="id16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fade" smil:subtype="crossfade" smil:dur="0.5s"/>
                </anim:par>
              </anim:par>
            </anim:par>
          </anim:seq>
        </anim:par>
      </draw:page>
      <draw:page draw:name="Slide12" draw:style-name="a653" draw:master-page-name="Master1-Layout2-obj-Title-and-Content" presentation:presentation-page-layout-name="Master1-PPL2" draw:id="Slide-267">
        <draw:frame draw:id="id169" presentation:style-name="a656" draw:name="Title 1" svg:x="1.12in" svg:y="0.64in" svg:width="10.63in" svg:height="1.64in" presentation:class="title" presentation:placeholder="false">
          <draw:text-box>
            <text:p text:style-name="a655" text:class-names="" text:cond-style-name=""><text:span text:style-name="a654" text:class-names="">Questions</text:span></text:p>
          </draw:text-box>
          <svg:title/>
          <svg:desc/>
        </draw:frame>
      </draw:page>
      <draw:page draw:name="Slide13" draw:style-name="a657" draw:master-page-name="Master1-Layout2-obj-Title-and-Content" presentation:presentation-page-layout-name="Master1-PPL2" draw:id="Slide-268">
        <draw:frame draw:id="id170" presentation:style-name="a660" draw:name="Title 1" svg:x="1.12in" svg:y="0.64in" svg:width="10.63in" svg:height="1.64in" presentation:class="title" presentation:placeholder="false">
          <draw:text-box>
            <text:p text:style-name="a659" text:class-names="" text:cond-style-name=""><text:span text:style-name="a658" text:class-names="">Thanks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itle and Content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Section Header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Two Content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Comparison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Title Only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Blank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Content with Caption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Picture with Caption">
      <presentation:placeholder presentation:object="title" svg:x="0.5in" svg:y="5.42447in" svg:width="8.5in" svg:height="1.6in"/>
      <presentation:placeholder presentation:object="graphic" svg:x="0in" svg:y="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Title and Vertical Text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Vertical Title and Text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draw:fill="none" draw:stroke="solid" svg:stroke-width="0.02083in" svg:stroke-color="#1cade4" svg:stroke-opacity="100%" draw:stroke-linejoin="miter" svg:stroke-linecap="butt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21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0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24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none" draw:stroke="solid" svg:stroke-width="0.02083in" svg:stroke-color="#1482ac" svg:stroke-opacity="100%" draw:stroke-linejoin="miter" svg:stroke-linecap="butt"/>
    </style:style>
    <style:style style:family="paragraph" style:name="a25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>
      <style:graphic-properties draw:fill="none" draw:stroke="solid" svg:stroke-width="0.02083in" svg:stroke-color="#1cade4" svg:stroke-opacity="100%" draw:stroke-linejoin="miter" svg:stroke-linecap="butt"/>
    </style:style>
    <style:style style:family="presentation" style:name="a25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2083in" svg:stroke-color="#1cade4" svg:stroke-opacity="100%" draw:stroke-linejoin="miter" svg:stroke-linecap="butt"/>
    </style:style>
    <style:style style:family="paragraph" style:name="a1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1482a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none" draw:stroke="solid" svg:stroke-width="0.02083in" svg:stroke-color="#1482ac" svg:stroke-opacity="100%" draw:stroke-linejoin="miter" svg:stroke-linecap="butt"/>
    </style:style>
    <style:style style:family="paragraph" style:name="a139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5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4in" fo:padding-bottom="0.05in" fo:padding-left="0.5in" fo:padding-right="0.05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5">
      <style:graphic-properties draw:fill="none" draw:stroke="solid" svg:stroke-width="0.02083in" svg:stroke-color="#1cade4" svg:stroke-opacity="100%" draw:stroke-linejoin="miter" svg:stroke-linecap="butt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2083in" svg:stroke-color="#1cade4" svg:stroke-opacity="100%" draw:stroke-linejoin="miter" svg:stroke-linecap="butt"/>
    </style:style>
    <style:style style:family="paragraph" style:name="a31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">
      <style:graphic-properties draw:fill="none" draw:stroke="solid" svg:stroke-width="0.02083in" svg:stroke-color="#1cade4" svg:stroke-opacity="100%" draw:stroke-linejoin="miter" svg:stroke-linecap="butt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d9ba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1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4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0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8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0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2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7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9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gral" style:page-layout-name="pageLayout1" draw:style-name="a0">
      <draw:frame draw:id="id0" presentation:style-name="a3" draw:name="Title Placeholder 1" svg:x="1.12in" svg:y="0.64in" svg:width="10.63in" svg:height="1.6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12in" svg:y="2.5in" svg:width="10.63in" svg:height="4.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12in" svg:y="7.07645in" svg:width="2.3558in" svg:height="0.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-9-2017</text:date></text:span></text:p>
        </draw:text-box>
        <svg:title/>
        <svg:desc/>
      </draw:frame>
      <draw:frame draw:id="id3" presentation:style-name="a26" draw:name="Footer Placeholder 4" svg:x="5.29629in" svg:y="7.07645in" svg:width="6.45391in" svg:height="0.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85185in" svg:y="7.07645in" svg:width="1.06482in" svg:height="0.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onnector draw:type="line" svg:x1="0.83333in" svg:y1="1.90368in" svg:x2="0.83333in" svg:y2="0.90368in" draw:id="id5" draw:style-name="a30" draw:name="Straight Connector 6">
        <svg:title/>
        <svg:desc/>
      </draw:connector>
    </style:master-page>
    <style:master-page style:name="Master1-Layout1-title-Title-Slide" style:page-layout-name="pageLayout1" draw:style-name="a31">
      <draw:custom-shape svg:x="0in" svg:y="0in" svg:width="13.33333in" svg:height="5in" draw:id="id6" draw:style-name="a34" draw:name="Rectangle 9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7" draw:style-name="a37" draw:name="Oval 5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8" presentation:style-name="a40" draw:name="Title 1" svg:x="0.5in" svg:y="5.42447in" svg:width="8.5in" svg:height="1.6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9.41667in" svg:y="5.42447in" svg:width="3.5in" svg:height="1.6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0" presentation:style-name="a47" draw:name="Date Placeholder 3" svg:x="1.12in" svg:y="7.07645in" svg:width="2.3558in" svg:height="0.3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21-9-2017</text:date></text:span></text:p>
        </draw:text-box>
        <svg:title/>
        <svg:desc/>
      </draw:frame>
      <draw:frame draw:id="id11" presentation:style-name="a50" draw:name="Footer Placeholder 4" svg:x="5.29629in" svg:y="7.07645in" svg:width="6.45391in" svg:height="0.3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11.85185in" svg:y="7.07645in" svg:width="1.06482in" svg:height="0.3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13" draw:style-name="a54" draw:name="Straight Connector 7">
        <svg:title/>
        <svg:desc/>
      </draw:connector>
    </style:master-page>
    <style:master-page style:name="Master1-Layout2-obj-Title-and-Content" style:page-layout-name="pageLayout1" draw:style-name="a55">
      <draw:connector draw:type="line" svg:x1="0.83333in" svg:y1="1.90368in" svg:x2="0.83333in" svg:y2="0.90368in" draw:id="id14" draw:layer="Master1-bg" draw:style-name="a56" draw:name="Straight Connector 6">
        <svg:title/>
        <svg:desc/>
      </draw:connector>
      <draw:frame draw:id="id15" presentation:style-name="a59" draw:name="Title 1" svg:x="1.12in" svg:y="0.64in" svg:width="10.63in" svg:height="1.64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6" presentation:style-name="a75" draw:name="Content Placeholder 2" svg:x="1.12in" svg:y="2.5in" svg:width="10.63in" svg:height="4.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79" draw:name="Date Placeholder 3" svg:x="1.12in" svg:y="7.07645in" svg:width="2.3558in" svg:height="0.3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21-9-2017</text:date></text:span></text:p>
        </draw:text-box>
        <svg:title/>
        <svg:desc/>
      </draw:frame>
      <draw:frame draw:id="id18" presentation:style-name="a82" draw:name="Footer Placeholder 4" svg:x="5.29629in" svg:y="7.07645in" svg:width="6.45391in" svg:height="0.3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1.85185in" svg:y="7.07645in" svg:width="1.06482in" svg:height="0.3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custom-shape svg:x="0in" svg:y="0in" svg:width="13.33333in" svg:height="5in" draw:id="id20" draw:style-name="a89" draw:name="Rectangle 8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21" draw:style-name="a92" draw:name="Oval 5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22" presentation:style-name="a95" draw:name="Title 1" svg:x="0.5in" svg:y="5.42447in" svg:width="8.5in" svg:height="1.6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9.41667in" svg:y="5.42447in" svg:width="3.5in" svg:height="1.6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frame draw:id="id24" presentation:style-name="a103" draw:name="Date Placeholder 3" svg:x="1.12in" svg:y="7.07645in" svg:width="2.3558in" svg:height="0.3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21-9-2017</text:date></text:span></text:p>
        </draw:text-box>
        <svg:title/>
        <svg:desc/>
      </draw:frame>
      <draw:frame draw:id="id25" presentation:style-name="a106" draw:name="Footer Placeholder 4" svg:x="5.29629in" svg:y="7.07645in" svg:width="6.45391in" svg:height="0.3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6" presentation:style-name="a109" draw:name="Slide Number Placeholder 5" svg:x="11.85185in" svg:y="7.07645in" svg:width="1.06482in" svg:height="0.3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27" draw:style-name="a110" draw:name="Straight Connector 7">
        <svg:title/>
        <svg:desc/>
      </draw:connector>
    </style:master-page>
    <style:master-page style:name="Master1-Layout4-twoObj-Two-Content" style:page-layout-name="pageLayout1" draw:style-name="a111">
      <draw:connector draw:type="line" svg:x1="0.83333in" svg:y1="1.90368in" svg:x2="0.83333in" svg:y2="0.90368in" draw:id="id28" draw:layer="Master1-bg" draw:style-name="a112" draw:name="Straight Connector 6">
        <svg:title/>
        <svg:desc/>
      </draw:connector>
      <draw:frame draw:id="id29" presentation:style-name="a115" draw:name="Title 1" svg:x="1.12in" svg:y="0.64in" svg:width="10.63in" svg:height="1.64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30" presentation:style-name="a131" draw:name="Content Placeholder 2" svg:x="1.12in" svg:y="2.5in" svg:width="5.2in" svg:height="4.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7" draw:name="Content Placeholder 3" svg:x="6.55in" svg:y="2.5in" svg:width="5.2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1" draw:name="Date Placeholder 4" svg:x="1.12in" svg:y="7.07645in" svg:width="2.3558in" svg:height="0.3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21-9-2017</text:date></text:span></text:p>
        </draw:text-box>
        <svg:title/>
        <svg:desc/>
      </draw:frame>
      <draw:frame draw:id="id33" presentation:style-name="a154" draw:name="Footer Placeholder 5" svg:x="5.29629in" svg:y="7.07645in" svg:width="6.45391in" svg:height="0.3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34" presentation:style-name="a157" draw:name="Slide Number Placeholder 6" svg:x="11.85185in" svg:y="7.07645in" svg:width="1.06482in" svg:height="0.3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8">
      <draw:connector draw:type="line" svg:x1="0.83333in" svg:y1="1.90368in" svg:x2="0.83333in" svg:y2="0.90368in" draw:id="id35" draw:layer="Master1-bg" draw:style-name="a159" draw:name="Straight Connector 6">
        <svg:title/>
        <svg:desc/>
      </draw:connector>
      <draw:frame draw:id="id36" presentation:style-name="a162" draw:name="Title 9" svg:x="1.12in" svg:y="0.64in" svg:width="10.63in" svg:height="1.6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37" presentation:style-name="a166" draw:name="Text Placeholder 2" svg:x="1.12in" svg:y="2.38368in" svg:width="5.2in" svg:height="0.9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38" presentation:style-name="a182" draw:name="Content Placeholder 3" svg:x="1.12in" svg:y="3.24561in" svg:width="5.2in" svg:height="3.65439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86" draw:name="Text Placeholder 4" svg:x="6.55171in" svg:y="2.38368in" svg:width="5.2in" svg:height="0.9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40" presentation:style-name="a202" draw:name="Content Placeholder 5" svg:x="6.55171in" svg:y="3.24561in" svg:width="5.2in" svg:height="3.65439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6" draw:name="Date Placeholder 6" svg:x="1.12in" svg:y="7.07645in" svg:width="2.3558in" svg:height="0.3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21-9-2017</text:date></text:span></text:p>
        </draw:text-box>
        <svg:title/>
        <svg:desc/>
      </draw:frame>
      <draw:frame draw:id="id42" presentation:style-name="a209" draw:name="Footer Placeholder 7" svg:x="5.29629in" svg:y="7.07645in" svg:width="6.45391in" svg:height="0.3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3" presentation:style-name="a212" draw:name="Slide Number Placeholder 8" svg:x="11.85185in" svg:y="7.07645in" svg:width="1.06482in" svg:height="0.3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3">
      <draw:connector draw:type="line" svg:x1="0.83333in" svg:y1="1.90368in" svg:x2="0.83333in" svg:y2="0.90368in" draw:id="id44" draw:layer="Master1-bg" draw:style-name="a214" draw:name="Straight Connector 6">
        <svg:title/>
        <svg:desc/>
      </draw:connector>
      <draw:frame draw:id="id45" presentation:style-name="a217" draw:name="Title 1" svg:x="1.12in" svg:y="0.64in" svg:width="10.63in" svg:height="1.64in" presentation:class="title" presentation:placeholder="false">
        <draw:text-box>
          <text:p text:style-name="a216" text:class-names="" text:cond-style-name=""><text:span text:style-name="a215" text:class-names="">Click to edit Master title style</text:span></text:p>
        </draw:text-box>
        <svg:title/>
        <svg:desc/>
      </draw:frame>
      <draw:frame draw:id="id46" presentation:style-name="a221" draw:name="Date Placeholder 2" svg:x="1.12in" svg:y="7.07645in" svg:width="2.3558in" svg:height="0.3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1-9-2017</text:date></text:span></text:p>
        </draw:text-box>
        <svg:title/>
        <svg:desc/>
      </draw:frame>
      <draw:frame draw:id="id47" presentation:style-name="a224" draw:name="Footer Placeholder 3" svg:x="5.29629in" svg:y="7.07645in" svg:width="6.45391in" svg:height="0.3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8" presentation:style-name="a227" draw:name="Slide Number Placeholder 4" svg:x="11.85185in" svg:y="7.07645in" svg:width="1.06482in" svg:height="0.3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8">
      <draw:frame draw:id="id49" presentation:style-name="a232" draw:name="Date Placeholder 1" svg:x="1.12in" svg:y="7.07645in" svg:width="2.3558in" svg:height="0.3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21-9-2017</text:date></text:span></text:p>
        </draw:text-box>
        <svg:title/>
        <svg:desc/>
      </draw:frame>
      <draw:frame draw:id="id50" presentation:style-name="a235" draw:name="Footer Placeholder 2" svg:x="5.29629in" svg:y="7.07645in" svg:width="6.45391in" svg:height="0.3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1" presentation:style-name="a238" draw:name="Slide Number Placeholder 3" svg:x="11.85185in" svg:y="7.07645in" svg:width="1.06482in" svg:height="0.3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9">
      <draw:connector draw:type="line" svg:x1="0.83333in" svg:y1="1.90368in" svg:x2="0.83333in" svg:y2="0.90368in" draw:id="id52" draw:layer="Master1-bg" draw:style-name="a240" draw:name="Straight Connector 6">
        <svg:title/>
        <svg:desc/>
      </draw:connector>
      <draw:frame draw:id="id53" presentation:style-name="a243" draw:name="Title 7" svg:x="1.12in" svg:y="0.51565in" svg:width="4.8in" svg:height="1.9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4" presentation:style-name="a259" draw:name="Content Placeholder 2" svg:x="6.25in" svg:y="0.9in" svg:width="6.21in" svg:height="5.67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63" draw:name="Text Placeholder 3" svg:x="1.12in" svg:y="2.46884in" svg:width="4.8in" svg:height="4.11449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56" presentation:style-name="a267" draw:name="Date Placeholder 4" svg:x="1.12in" svg:y="7.07645in" svg:width="2.3558in" svg:height="0.3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21-9-2017</text:date></text:span></text:p>
        </draw:text-box>
        <svg:title/>
        <svg:desc/>
      </draw:frame>
      <draw:frame draw:id="id57" presentation:style-name="a270" draw:name="Footer Placeholder 5" svg:x="5.29629in" svg:y="7.07645in" svg:width="6.45391in" svg:height="0.3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8" presentation:style-name="a273" draw:name="Slide Number Placeholder 6" svg:x="11.85185in" svg:y="7.07645in" svg:width="1.06482in" svg:height="0.3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59" presentation:style-name="a277" draw:name="Title 1" svg:x="0.5in" svg:y="5.42447in" svg:width="8.5in" svg:height="1.6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60" presentation:style-name="a280" draw:name="Picture Placeholder 2" svg:x="0in" svg:y="0in" svg:width="13.33in" svg:height="5in" presentation:class="graphic" presentation:placeholder="false">
        <draw:text-box>
          <text:p text:style-name="a279" text:class-names="" text:cond-style-name=""><text:span text:style-name="a278" text:class-names="">Click icon to add picture</text:span></text:p>
        </draw:text-box>
        <svg:title/>
        <svg:desc/>
      </draw:frame>
      <draw:frame draw:id="id61" presentation:style-name="a284" draw:name="Text Placeholder 3" svg:x="9.41667in" svg:y="5.42447in" svg:width="3.5in" svg:height="1.6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62" presentation:style-name="a288" draw:name="Date Placeholder 4" svg:x="1.12in" svg:y="7.07645in" svg:width="2.3558in" svg:height="0.3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21-9-2017</text:date></text:span></text:p>
        </draw:text-box>
        <svg:title/>
        <svg:desc/>
      </draw:frame>
      <draw:frame draw:id="id63" presentation:style-name="a291" draw:name="Footer Placeholder 5" svg:x="5.29629in" svg:y="7.07645in" svg:width="6.45391in" svg:height="0.3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64" presentation:style-name="a294" draw:name="Slide Number Placeholder 6" svg:x="11.85185in" svg:y="7.07645in" svg:width="1.06482in" svg:height="0.3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65" draw:style-name="a295" draw:name="Straight Connector 7">
        <svg:title/>
        <svg:desc/>
      </draw:connector>
    </style:master-page>
    <style:master-page style:name="Master1-Layout10-vertTx-Title-and-Vertical-Text" style:page-layout-name="pageLayout1" draw:style-name="a296">
      <draw:connector draw:type="line" svg:x1="0.83333in" svg:y1="1.90368in" svg:x2="0.83333in" svg:y2="0.90368in" draw:id="id66" draw:layer="Master1-bg" draw:style-name="a297" draw:name="Straight Connector 6">
        <svg:title/>
        <svg:desc/>
      </draw:connector>
      <draw:frame draw:id="id67" presentation:style-name="a300" draw:name="Title 1" svg:x="1.12in" svg:y="0.64in" svg:width="10.63in" svg:height="1.64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68" presentation:style-name="a316" draw:name="Vertical Text Placeholder 2" svg:x="1.12in" svg:y="2.5in" svg:width="10.63in" svg:height="4.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20" draw:name="Date Placeholder 3" svg:x="1.12in" svg:y="7.07645in" svg:width="2.3558in" svg:height="0.3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21-9-2017</text:date></text:span></text:p>
        </draw:text-box>
        <svg:title/>
        <svg:desc/>
      </draw:frame>
      <draw:frame draw:id="id70" presentation:style-name="a323" draw:name="Footer Placeholder 4" svg:x="5.29629in" svg:y="7.07645in" svg:width="6.45391in" svg:height="0.3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1" presentation:style-name="a326" draw:name="Slide Number Placeholder 5" svg:x="11.85185in" svg:y="7.07645in" svg:width="1.06482in" svg:height="0.3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72" presentation:style-name="a330" draw:name="Vertical Title 1" svg:x="9.54167in" svg:y="0.83333in" svg:width="2.875in" svg:height="5.91667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73" presentation:style-name="a346" draw:name="Vertical Text Placeholder 2" svg:x="1.08333in" svg:y="0.83333in" svg:width="8.29167in" svg:height="5.91667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0" draw:name="Date Placeholder 3" svg:x="1.12in" svg:y="7.07645in" svg:width="2.3558in" svg:height="0.3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1-9-2017</text:date></text:span></text:p>
        </draw:text-box>
        <svg:title/>
        <svg:desc/>
      </draw:frame>
      <draw:frame draw:id="id75" presentation:style-name="a353" draw:name="Footer Placeholder 4" svg:x="5.29629in" svg:y="7.07645in" svg:width="6.45391in" svg:height="0.3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6" presentation:style-name="a356" draw:name="Slide Number Placeholder 5" svg:x="11.85185in" svg:y="7.07645in" svg:width="1.06482in" svg:height="0.3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connector draw:type="line" svg:x1="11in" svg:y1="1.06481in" svg:x2="11in" svg:y2="0.06481in" draw:id="id77" draw:style-name="a357" draw:transform="translate(-11in -0.56481in) rotate(-1.5708) translate(11in 0.56481in)" draw:name="Straight Connector 6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ees C. Bakker</meta:initial-creator>
    <dc:creator>Kees C. Bakker</dc:creator>
    <meta:creation-date>2017-09-21T09:58:19Z</meta:creation-date>
    <dc:date>2017-09-22T05:57:02Z</dc:date>
    <meta:template xlink:href="Integral" xlink:type="simple"/>
    <meta:editing-cycles>5</meta:editing-cycles>
    <meta:editing-duration>PT47896S</meta:editing-duration>
    <meta:document-statistic meta:paragraph-count="83" meta:word-count="281"/>
  </office:meta>
</office:document-meta>
</file>